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23C000000C5208432026E6C070F.png" manifest:media-type="image/png"/>
  <manifest:file-entry manifest:full-path="Pictures/10000201000002D4000000F3C687EB71343C8784.png" manifest:media-type="image/png"/>
  <manifest:file-entry manifest:full-path="Pictures/10000201000000B50000004C6F0800739E374F52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28B000000C1FF56650433C76A41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2E8000000F627E1AE94A832EF96.png" manifest:media-type="image/png"/>
  <manifest:file-entry manifest:full-path="Pictures/10000201000000BF0000008CCE422BA92784504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</text:span><text:span text:style-name="T7">especificando una secuencia de acciones a realizar a través de uno o más </text:span><text:span text:style-name="T7">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</text:span><text:span text:style-name="T7">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</text:span><text:span text:style-name="T7">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draw:style-name="gr5" draw:text-style-name="P9" draw:layer="layout" svg:width="19.924cm" svg:height="6.9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20.663cm" svg:height="5.37cm" svg:x="3.213cm" svg:y="13.208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9.684cm" svg:height="6.508cm" svg:x="4.318cm" svg:y="3.398cm">
          <draw:image xlink:href="Pictures/10000201000002E8000000F627E1AE94A832EF96.png" xlink:type="simple" xlink:show="embed" xlink:actuate="onLoad">
            <text:p/>
          </draw:image>
        </draw:frame>
        <draw:frame draw:style-name="gr5" draw:text-style-name="P9" draw:layer="layout" svg:width="19.155cm" svg:height="6.428cm" svg:x="4.318cm" svg:y="11.43cm">
          <draw:image xlink:href="Pictures/10000201000002D4000000F3C687EB71343C87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draw:style-name="gr5" draw:text-style-name="P9" draw:layer="layout" svg:width="17.223cm" svg:height="5.105cm" svg:x="3.859cm" svg:y="4.318cm">
          <draw:image xlink:href="Pictures/100002010000028B000000C1FF56650433C76A41.png" xlink:type="simple" xlink:show="embed" xlink:actuate="onLoad">
            <text:p/>
          </draw:image>
        </draw:frame>
        <draw:frame draw:style-name="gr5" draw:text-style-name="P9" draw:layer="layout" svg:width="15.133cm" svg:height="5.211cm" svg:x="3.917cm" svg:y="11.299cm">
          <draw:image xlink:href="Pictures/100002010000023C000000C5208432026E6C07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2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11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5:29:40.883057605</dc:date>
    <meta:editing-duration>PT37M18S</meta:editing-duration>
    <meta:editing-cycles>4</meta:editing-cycles>
    <meta:generator>LibreOffice/5.1.2.2$Linux_X86_64 LibreOffice_project/10m0$Build-2</meta:generator>
    <meta:document-statistic meta:object-count="129"/>
  </office:meta>
</office:document-meta>
</file>